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Node._firstPo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tNode._clone( int po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Node._followPosition( BitSet [ ] follow , SyntaxNode [ ] no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tNode._nul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tNode._lastPos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